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<text:s/>Baseline features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6078914919852" calcext:value-type="float">
            <text:p>0.76078914919852</text:p>
          </table:table-cell>
        </table:table-row>
        <table:table-row table:style-name="ro1">
          <table:table-cell office:value-type="string" calcext:value-type="string">
            <text:p>macro-F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<text:s text:c="2"/>Label <text:s text:c="2"/>Precision <text:s text:c="2"/>Recall <text:s text:c="5"/>F1 <text:s text:c="4"/>Support <text:s/>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<text:s text:c="4"/>0 <text:s text:c="7"/>0.75 <text:s text:c="5"/>0.89 <text:s text:c="5"/>0.82 <text:s text:c="5"/>969 <text:s text:c="3"/></text:p>
          </table:table-cell>
          <table:table-cell/>
        </table:table-row>
        <table:table-row table:style-name="ro1">
          <table:table-cell office:value-type="string" calcext:value-type="string">
            <text:p><text:s text:c="4"/>1 <text:s text:c="7"/>0.78 <text:s text:c="5"/>0.57 <text:s text:c="5"/>0.66 <text:s text:c="5"/>653 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2:45:10.774756331</meta:creation-date>
    <dc:date>2018-05-13T12:45:43.105863290</dc:date>
    <meta:editing-duration>PT34S</meta:editing-duration>
    <meta:editing-cycles>1</meta:editing-cycles>
    <meta:document-statistic meta:table-count="1" meta:cell-count="10" meta:object-count="0"/>
    <meta:generator>LibreOffice/5.4.5.1$Linux_X86_64 LibreOffice_project/40m0$Build-1</meta:generator>
  </office:meta>
</office:document-meta>
</file>